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leisrakenne</text:p>
      <text:p text:style-name="Standard"/>
      <text:p text:style-name="Standard">Ohjelma pakkaa tiedostoja LZW-algoritmilla. Pakkaajalla on hajautustaulukko jolla muunnetaan merkkijonot koodeiksi. Koodit kirjoitetaan bittimuuntajalla koodi kerrallaan merkkijonoksi joka kirjoitetaan tiedostoon. Koodin pituus vaihtelee, aloittaen 9 bittiä/koodi ja kasvaen kun tulee koodi joka ei mahdu vanhaan pituuteen. Bittikirjoittaja laittaa tällöin ylimääräisen merkin pakattuun merkkijonoon joka kertoo lukijalle että koodin pituus kasvaa yhdellä bitillä.</text:p>
      <text:p text:style-name="Standard"/>
      <text:p text:style-name="Standard">Avaaja kysyy bittilukijalta koodeja yksi kerrallaan. Koodeista pidetään dynaamista taulukkoa jossa n:s alkio on merkkijono jota n koodaa. Bittilukija lukee merkkijonosta vaihtelevan pituisia koodeja ja palauttaa niitä avaajalle. Lukija tietää kasvattaa koodin pituutta (k+1) -bittiseksi kun se lukee koodin (2^k)-1.</text:p>
      <text:p text:style-name="Standard"/>
      <text:p text:style-name="Standard"/>
      <text:p text:style-name="Standard">Aikavaativuudet</text:p>
      <text:p text:style-name="Standard"/>
      <text:p text:style-name="Standard">Avaaja: </text:p>
      <text:p text:style-name="Standard">Jokaisella merkillä tehdään 2 hakua ja 1 lisäys dynaamiseen taulukkoon. Taulukon haku ja lisäys ovat molemmat O(1) [tira luentomateriaali s. 89]</text:p>
      <text:p text:style-name="Standard">Yhteensä O(n) jossa n on merkkien määrä. Testauksen perusteella aika kuitenkin vaihtelee samanpituisillakin syötteillä paljon, esimerkiksi karhu.bmp:n ja LZW_Data_Compression.html:n pakattujen tiedostojen avaus vie yhtä paljon aikaa vaikka karhu.bmp:n pakattu tiedosto on 1.7 kertaa suurempi.</text:p>
      <text:p text:style-name="Standard"/>
      <text:p text:style-name="Standard">Pakkaaja:</text:p>
      <text:p text:style-name="Standard">Jokaisella merkillä 1 etsintä, mahdollisesti 1 lisäys, hajautustaulukkoon.</text:p>
      <text:p text:style-name="Standard">Etsintä ja lisäys hajautustaulukosta ovat molemmat O(1). [tira luentomateriaali s. 89]</text:p>
      <text:p text:style-name="Standard">Yhteensä O(n) jossa n on merkkien määrä. Testauksen perusteella aika vaihtelee samanpituisilla syötteillä paljon, esimerkiksi LZW.htm:n pakkaus vie alle puolet aaa.txt:n pakkauksesta vaikka molemmat tiedostot ovat yhtä suuria.</text:p>
      <text:p text:style-name="Standard"/>
      <text:p text:style-name="Standard"/>
      <text:p text:style-name="Standard">Mahdolliset puutteet ja parannusehdotukset</text:p>
      <text:p text:style-name="Standard"/>
      <text:p text:style-name="Standard">Pakattavan tiedoston eri kohdissa saattaa olla erilaista dataa. Tällöin aikaisemmin rakennettu kooditaulukko ei pakkaa myöhempää dataa hyvin. Vahtimalla pakkaussuhdetta kooditaulukon voi tyhjentää kun siitä tulee epätehokas.</text:p>
      <text:p text:style-name="Standard"/>
      <text:p text:style-name="Standard">Hajautustaulukon hajautusfunktio palauttaa eri yrityksillä vierekkäisiä indeksejä. Taulukossa tapahtuu klusterointia. Funktio palauttaa vierekkäisiä indeksejä koska yrityksillä toteuttaa kaksoishajautus funktio ei käynyt kaikkia indeksejä läpi kun yritystä vaihdeltiin, eikä löytänyt tyhjiä indeksejä vaikka niitä on olemassa. Toimiva kaksoishajautus nopeuttaisi hajautustaulukon toimintaa.</text:p>
      <text:p text:style-name="Standard"/>
      <text:p text:style-name="Standard"/>
      <text:p text:style-name="Standard">Lähteet</text:p>
      <text:p text:style-name="Standard">tira luentomateriaali www.cs.helsinki.fi/group/java/k11/tira/tira2011.pd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M42S</meta:editing-duration>
    <meta:editing-cycles>4</meta:editing-cycles>
    <meta:generator>OpenOffice.org/3.3$Win32 OpenOffice.org_project/330m20$Build-9567</meta:generator>
    <dc:date>2012-10-13T12:05:19.53</dc:date>
    <meta:document-statistic meta:table-count="0" meta:image-count="0" meta:object-count="0" meta:page-count="1" meta:paragraph-count="16" meta:word-count="272" meta:character-count="2382"/>
    <meta:user-defined meta:name="Info 1"/>
    <meta:user-defined meta:name="Info 2"/>
    <meta:user-defined meta:name="Info 3"/>
    <meta:user-defined meta:name="Info 4"/>
  </office:meta>
</office:document-meta>
</file>